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eafae" officeooo:paragraph-rsid="001eafae"/>
    </style:style>
    <style:style style:name="P2" style:family="paragraph" style:parent-style-name="Preformatted_20_Text">
      <style:text-properties officeooo:rsid="001eafae" officeooo:paragraph-rsid="0023d1ab"/>
    </style:style>
    <style:style style:name="P3" style:family="paragraph" style:parent-style-name="Preformatted_20_Text">
      <style:text-properties officeooo:rsid="0023341f" officeooo:paragraph-rsid="0023341f"/>
    </style:style>
    <style:style style:name="P4" style:family="paragraph" style:parent-style-name="Preformatted_20_Text">
      <style:text-properties officeooo:paragraph-rsid="0023341f"/>
    </style:style>
    <style:style style:name="P5" style:family="paragraph" style:parent-style-name="Preformatted_20_Text">
      <style:text-properties officeooo:paragraph-rsid="00264f70"/>
    </style:style>
    <style:style style:name="P6" style:family="paragraph" style:parent-style-name="Preformatted_20_Text">
      <style:text-properties fo:font-style="italic" officeooo:rsid="0023d1ab" officeooo:paragraph-rsid="0023d1ab" style:font-style-asian="italic" style:font-style-complex="italic"/>
    </style:style>
    <style:style style:name="P7" style:family="paragraph" style:parent-style-name="Preformatted_20_Text">
      <style:text-properties officeooo:paragraph-rsid="002a58f9"/>
    </style:style>
    <style:style style:name="P8" style:family="paragraph" style:parent-style-name="Preformatted_20_Text">
      <style:text-properties officeooo:paragraph-rsid="002f67e2"/>
    </style:style>
    <style:style style:name="P9" style:family="paragraph" style:parent-style-name="Preformatted_20_Text">
      <style:text-properties officeooo:rsid="0030231a" officeooo:paragraph-rsid="0030231a"/>
    </style:style>
    <style:style style:name="P10" style:family="paragraph" style:parent-style-name="Standard">
      <style:text-properties officeooo:paragraph-rsid="001eafae"/>
    </style:style>
    <style:style style:name="P11" style:family="paragraph" style:parent-style-name="Standard">
      <style:text-properties style:font-name="Liberation Mono" fo:font-size="10pt" officeooo:rsid="001eafae" officeooo:paragraph-rsid="001eafae" style:font-name-asian="Noto Sans Mono CJK SC" style:font-size-asian="10pt" style:font-name-complex="Liberation Mono" style:font-size-complex="10pt"/>
    </style:style>
    <style:style style:name="P12" style:family="paragraph" style:parent-style-name="Standard">
      <style:text-properties officeooo:rsid="002f67e2" officeooo:paragraph-rsid="002f67e2"/>
    </style:style>
    <style:style style:name="P13" style:family="paragraph" style:parent-style-name="Text_20_body">
      <style:text-properties officeooo:rsid="001eafae" officeooo:paragraph-rsid="001eafae"/>
    </style:style>
    <style:style style:name="P14" style:family="paragraph" style:parent-style-name="Text_20_body">
      <style:text-properties officeooo:rsid="001eafae" officeooo:paragraph-rsid="002a58f9"/>
    </style:style>
    <style:style style:name="P15" style:family="paragraph" style:parent-style-name="Text_20_body">
      <style:text-properties officeooo:rsid="0023341f" officeooo:paragraph-rsid="0023341f"/>
    </style:style>
    <style:style style:name="P16" style:family="paragraph" style:parent-style-name="Text_20_body">
      <style:text-properties officeooo:rsid="00264f70" officeooo:paragraph-rsid="00264f70"/>
    </style:style>
    <style:style style:name="P17" style:family="paragraph" style:parent-style-name="Text_20_body">
      <style:text-properties officeooo:paragraph-rsid="00218284"/>
    </style:style>
    <style:style style:name="P18" style:family="paragraph" style:parent-style-name="Text_20_body">
      <style:text-properties officeooo:rsid="002db8dd" officeooo:paragraph-rsid="002db8dd"/>
    </style:style>
    <style:style style:name="P19" style:family="paragraph" style:parent-style-name="Text_20_body">
      <style:text-properties officeooo:rsid="0029dea0" officeooo:paragraph-rsid="0029dea0"/>
    </style:style>
    <style:style style:name="P20" style:family="paragraph" style:parent-style-name="Text_20_body">
      <style:text-properties officeooo:paragraph-rsid="002710a0"/>
    </style:style>
    <style:style style:name="P21" style:family="paragraph" style:parent-style-name="Text_20_body">
      <style:text-properties officeooo:rsid="002f67e2" officeooo:paragraph-rsid="002f67e2"/>
    </style:style>
    <style:style style:name="P22" style:family="paragraph" style:parent-style-name="Text_20_body">
      <style:text-properties officeooo:rsid="00301070" officeooo:paragraph-rsid="00301070"/>
    </style:style>
    <style:style style:name="P23" style:family="paragraph" style:parent-style-name="Text_20_body">
      <style:text-properties officeooo:paragraph-rsid="00301070"/>
    </style:style>
    <style:style style:name="P24" style:family="paragraph" style:parent-style-name="Text_20_body">
      <style:text-properties officeooo:rsid="0030231a" officeooo:paragraph-rsid="0030231a"/>
    </style:style>
    <style:style style:name="P25" style:family="paragraph" style:parent-style-name="Text_20_body">
      <style:text-properties officeooo:paragraph-rsid="0030231a"/>
    </style:style>
    <style:style style:name="P26" style:family="paragraph" style:parent-style-name="Heading">
      <style:text-properties officeooo:rsid="002f67e2" officeooo:paragraph-rsid="002f67e2"/>
    </style:style>
    <style:style style:name="P27" style:family="paragraph" style:parent-style-name="Heading_20_1">
      <style:text-properties officeooo:rsid="0023d1ab" officeooo:paragraph-rsid="0023d1ab"/>
    </style:style>
    <style:style style:name="P28" style:family="paragraph" style:parent-style-name="Heading_20_2">
      <style:text-properties officeooo:rsid="00333d38" officeooo:paragraph-rsid="00333d38"/>
    </style:style>
    <style:style style:name="P29" style:family="paragraph" style:parent-style-name="Heading_20_2">
      <style:text-properties officeooo:rsid="0039e650" officeooo:paragraph-rsid="0039e650"/>
    </style:style>
    <style:style style:name="P30" style:family="paragraph" style:parent-style-name="Preformatted_20_Text">
      <style:text-properties officeooo:paragraph-rsid="0035c738"/>
    </style:style>
    <style:style style:name="P31" style:family="paragraph" style:parent-style-name="Preformatted_20_Text">
      <style:text-properties officeooo:rsid="00396ad5" officeooo:paragraph-rsid="00396ad5"/>
    </style:style>
    <style:style style:name="P32" style:family="paragraph" style:parent-style-name="Preformatted_20_Text">
      <style:text-properties officeooo:rsid="0030231a" officeooo:paragraph-rsid="003c30c2"/>
    </style:style>
    <style:style style:name="P33" style:family="paragraph" style:parent-style-name="Standard">
      <style:text-properties officeooo:rsid="002f67e2" officeooo:paragraph-rsid="002f67e2"/>
    </style:style>
    <style:style style:name="P34" style:family="paragraph" style:parent-style-name="Standard">
      <style:text-properties officeooo:rsid="00396ad5" officeooo:paragraph-rsid="00396ad5"/>
    </style:style>
    <style:style style:name="P35" style:family="paragraph" style:parent-style-name="Text_20_body">
      <style:text-properties officeooo:rsid="00333d38" officeooo:paragraph-rsid="00333d38"/>
    </style:style>
    <style:style style:name="P36" style:family="paragraph" style:parent-style-name="Text_20_body">
      <style:text-properties officeooo:paragraph-rsid="0035c738"/>
    </style:style>
    <style:style style:name="P37" style:family="paragraph" style:parent-style-name="Text_20_body">
      <style:text-properties officeooo:rsid="00396ad5" officeooo:paragraph-rsid="00396ad5"/>
    </style:style>
    <style:style style:name="P38" style:family="paragraph" style:parent-style-name="Text_20_body">
      <style:text-properties officeooo:rsid="0039e650" officeooo:paragraph-rsid="0039e650"/>
    </style:style>
    <style:style style:name="P39" style:family="paragraph" style:parent-style-name="Text_20_body">
      <style:text-properties officeooo:paragraph-rsid="0039e650"/>
    </style:style>
    <style:style style:name="P40" style:family="paragraph" style:parent-style-name="Text_20_body">
      <style:text-properties officeooo:rsid="003c30c2" officeooo:paragraph-rsid="003c30c2"/>
    </style:style>
    <style:style style:name="T1" style:family="text">
      <style:text-properties officeooo:rsid="001eafae"/>
    </style:style>
    <style:style style:name="T2" style:family="text">
      <style:text-properties fo:font-weight="normal" style:font-weight-asian="normal" style:font-weight-complex="normal"/>
    </style:style>
    <style:style style:name="T3" style:family="text">
      <style:text-properties fo:font-weight="normal" officeooo:rsid="001eafae" style:font-weight-asian="normal" style:font-weight-complex="normal"/>
    </style:style>
    <style:style style:name="T4" style:family="text">
      <style:text-properties fo:font-weight="normal" officeooo:rsid="0023d1ab" style:font-weight-asian="normal" style:font-weight-complex="normal"/>
    </style:style>
    <style:style style:name="T5" style:family="text">
      <style:text-properties fo:font-weight="normal" officeooo:rsid="0026944b" style:font-weight-asian="normal" style:font-weight-complex="normal"/>
    </style:style>
    <style:style style:name="T6" style:family="text">
      <style:text-properties style:font-name="Liberation Mono" fo:font-size="10pt" officeooo:rsid="001fce04" style:font-name-asian="Noto Sans Mono CJK SC" style:font-size-asian="10pt" style:font-name-complex="Liberation Mono" style:font-size-complex="10pt"/>
    </style:style>
    <style:style style:name="T7" style:family="text">
      <style:text-properties style:font-name="Liberation Mono" fo:font-size="10pt" officeooo:rsid="00264f70" style:font-size-asian="10pt" style:font-size-complex="10pt"/>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style="italic" fo:font-weight="bold" officeooo:rsid="001fce04" style:font-size-asian="10pt" style:font-style-asian="italic" style:font-weight-asian="bold" style:font-size-complex="10pt" style:font-style-complex="italic" style:font-weight-complex="bold"/>
    </style:style>
    <style:style style:name="T10" style:family="text">
      <style:text-properties style:font-name="Liberation Mono" fo:font-size="10pt" fo:font-style="normal" fo:font-weight="bold" officeooo:rsid="001fce04" style:font-size-asian="10pt" style:font-style-asian="normal" style:font-weight-asian="bold" style:font-size-complex="10pt" style:font-style-complex="normal" style:font-weight-complex="bold"/>
    </style:style>
    <style:style style:name="T11" style:family="text">
      <style:text-properties fo:color="#000000" style:font-name="Ubuntu Mono" fo:font-size="10.5pt" fo:font-style="normal" fo:font-weight="normal" officeooo:rsid="001eafae" style:font-name-asian="Noto Sans Mono CJK SC" style:font-size-asian="10.5pt" style:font-style-asian="normal" style:font-weight-asian="normal" style:font-name-complex="Liberation Mono" style:font-size-complex="10pt"/>
    </style:style>
    <style:style style:name="T12" style:family="text">
      <style:text-properties fo:color="#000000" style:font-name="Ubuntu Mono" fo:font-size="10.5pt" fo:font-style="normal" fo:font-weight="normal" officeooo:rsid="001fce04" style:font-name-asian="Noto Sans Mono CJK SC" style:font-size-asian="10.5pt" style:font-style-asian="normal" style:font-weight-asian="normal" style:font-name-complex="Liberation Mono" style:font-size-complex="10pt"/>
    </style:style>
    <style:style style:name="T13" style:family="text">
      <style:text-properties fo:color="#000000" style:font-name="Ubuntu Mono1" fo:font-size="10.5pt" fo:font-style="normal" fo:font-weight="normal" style:font-size-asian="10.5pt" style:font-style-asian="normal" style:font-weight-asian="normal"/>
    </style:style>
    <style:style style:name="T14" style:family="text">
      <style:text-properties fo:color="#000000" style:font-name="Ubuntu Mono1" fo:font-size="10.5pt" fo:font-style="normal" fo:font-weight="normal" officeooo:rsid="002f67e2" style:font-size-asian="10.5pt" style:font-style-asian="normal" style:font-weight-asian="normal"/>
    </style:style>
    <style:style style:name="T15" style:family="text">
      <style:text-properties officeooo:rsid="001fce04"/>
    </style:style>
    <style:style style:name="T16" style:family="text">
      <style:text-properties fo:font-style="italic" officeooo:rsid="0023d1ab" style:font-style-asian="italic" style:font-style-complex="italic"/>
    </style:style>
    <style:style style:name="T17" style:family="text">
      <style:text-properties fo:font-style="italic" officeooo:rsid="0026944b" style:font-style-asian="italic" style:font-style-complex="italic"/>
    </style:style>
    <style:style style:name="T18" style:family="text">
      <style:text-properties fo:font-style="italic" officeooo:rsid="00314109" style:font-style-asian="italic" style:font-style-complex="italic"/>
    </style:style>
    <style:style style:name="T19" style:family="text">
      <style:text-properties fo:font-style="italic" officeooo:rsid="00396ad5" style:font-style-asian="italic" style:font-style-complex="italic"/>
    </style:style>
    <style:style style:name="T20" style:family="text">
      <style:text-properties officeooo:rsid="00218284"/>
    </style:style>
    <style:style style:name="T21" style:family="text">
      <style:text-properties officeooo:rsid="0023341f"/>
    </style:style>
    <style:style style:name="T22" style:family="text">
      <style:text-properties officeooo:rsid="0023d1ab"/>
    </style:style>
    <style:style style:name="T23" style:family="text">
      <style:text-properties officeooo:rsid="00264f70"/>
    </style:style>
    <style:style style:name="T24" style:family="text">
      <style:text-properties officeooo:rsid="0026944b"/>
    </style:style>
    <style:style style:name="T25" style:family="text">
      <style:text-properties officeooo:rsid="002a58f9"/>
    </style:style>
    <style:style style:name="T26" style:family="text">
      <style:text-properties officeooo:rsid="002f67e2"/>
    </style:style>
    <style:style style:name="T27" style:family="text">
      <style:text-properties officeooo:rsid="002710a0"/>
    </style:style>
    <style:style style:name="T28" style:family="text">
      <style:text-properties officeooo:rsid="00301070"/>
    </style:style>
    <style:style style:name="T29" style:family="text">
      <style:text-properties officeooo:rsid="0030231a"/>
    </style:style>
    <style:style style:name="T30" style:family="text">
      <style:text-properties officeooo:rsid="00314109"/>
    </style:style>
    <style:style style:name="T31" style:family="text">
      <style:text-properties fo:font-style="normal" officeooo:rsid="00314109" style:font-style-asian="normal" style:font-style-complex="normal"/>
    </style:style>
    <style:style style:name="T32" style:family="text">
      <style:text-properties fo:font-style="normal" officeooo:rsid="00396ad5" style:font-style-asian="normal" style:font-style-complex="normal"/>
    </style:style>
    <style:style style:name="T33" style:family="text">
      <style:text-properties officeooo:rsid="003449d3"/>
    </style:style>
    <style:style style:name="T34" style:family="text">
      <style:text-properties style:font-name="Liberation Mono" fo:font-size="10pt" fo:font-weight="bold" officeooo:rsid="003449d3" style:font-size-asian="10pt" style:font-weight-asian="bold" style:font-size-complex="10pt" style:font-weight-complex="bold"/>
    </style:style>
    <style:style style:name="T35" style:family="text">
      <style:text-properties style:font-name="Liberation Mono" fo:font-size="10pt" fo:font-weight="bold" officeooo:rsid="003c30c2" style:font-size-asian="10pt" style:font-weight-asian="bold" style:font-size-complex="10pt" style:font-weight-complex="bold"/>
    </style:style>
    <style:style style:name="T36" style:family="text">
      <style:text-properties officeooo:rsid="0035c738"/>
    </style:style>
    <style:style style:name="T37" style:family="text">
      <style:text-properties fo:color="#ffff00" style:font-name="Liberation Mono" fo:font-size="10pt" fo:font-weight="bold" officeooo:rsid="0035c738" style:font-name-asian="Noto Sans Mono CJK SC" style:font-size-asian="10pt" style:font-name-complex="Liberation Mono" style:font-size-complex="10pt"/>
    </style:style>
    <style:style style:name="T38" style:family="text">
      <style:text-properties fo:language="en" fo:country="US" fo:font-weight="bold" officeooo:rsid="0035c738"/>
    </style:style>
    <style:style style:name="T39" style:family="text">
      <style:text-properties fo:language="en" fo:country="US" fo:font-weight="bold" officeooo:rsid="0037a161"/>
    </style:style>
    <style:style style:name="T40" style:family="text">
      <style:text-properties officeooo:rsid="00396ad5"/>
    </style:style>
    <style:style style:name="T41" style:family="text">
      <style:text-properties officeooo:rsid="0039e650"/>
    </style:style>
    <style:style style:name="T42" style:family="text">
      <style:text-properties officeooo:rsid="003c30c2"/>
    </style:style>
    <style:style style:name="T43" style:family="text">
      <style:text-properties officeooo:rsid="003e2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Initialization (ini) files</text:p>
      <text:p text:style-name="P13">QDL support a plain text file format. This allows an application to read a configuration information in a structured way. <text:span text:style-name="T25">In essence, this is just an ASCII/text way to write a single stem. </text:span><text:s/><text:span text:style-name="T22">Why have them? So that there is a </text:span><text:span text:style-name="T25">simple, </text:span><text:span text:style-name="T22">consistent, text-based way to send along configuration and initialization information to an application. </text:span><text:span text:style-name="T25">No special knowledge of QDL or programming is needed to write an ini file. Also, ini files solve the “bootstrapping problem” of how to start a complex system. The easiest way is to have external information which </text:span><text:span text:style-name="T22"><text:s/>has to exist out side of the system and should be in an easily editable format.</text:span></text:p>
      <text:h text:style-name="P27" text:outline-level="1">File syntax</text:h>
      <text:p text:style-name="Preformatted_20_Text"><text:bookmark-start text:name="__DdeLink__119331_2530790931"/>[section<text:span text:style-name="T26">(.x)*</text:span>]</text:p>
      <text:p text:style-name="P1">line: name =|:= entry (,entry)*</text:p>
      <text:p text:style-name="P1"/>
      <text:p text:style-name="P1">entry: boolean | integer | decimal | scientific number | 'string';</text:p>
      <text:p text:style-name="P1"/>
      <text:p text:style-name="P2"><text:span text:style-name="T22">comment: </text:span>// <text:bookmark-end text:name="__DdeLink__119331_2530790931"/><text:span text:style-name="T16">.* </text:span><text:span text:style-name="T17">| /* .* */</text:span></text:p>
      <text:p text:style-name="P6"><text:s/></text:p>
      <text:p text:style-name="P36">the section and name are identifiers – standard syntax for variable name in QDL applies, <text:span text:style-name="T33">as well as simple URNs like </text:span><text:span text:style-name="T34">foo:/bar/baz</text:span>. <text:span text:style-name="T36">As well, slashes in names are supported so this is pefectly fine:</text:span></text:p>
      <text:p text:style-name="P30"><text:span text:style-name="T36">[</text:span><text:span text:style-name="T37">books</text:span><text:span text:style-name="T36">]</text:span></text:p>
      <text:p text:style-name="P30"><text:span text:style-name="T39">urn:</text:span><text:span text:style-name="T38">isbn:0143039431 := '</text:span>The Grapes of Wrath'</text:p>
      <text:p text:style-name="P36"/>
      <text:p text:style-name="P36"><text:span text:style-name="T26">If the section identifiers have embedded periods, they will be turned into stem entries as well. </text:span><text:span text:style-name="T21">A</text:span><text:span text:style-name="T20"> line may have multiple entries separated by commas which will be turned into a list. <text:s/></text:span><text:span text:style-name="T24">You may have blank lines.</text:span></text:p>
      <text:p text:style-name="P18">Unlike QDL, each entry is restricted to a single line and does not end with a ; (semi-colon). If you end a line with a semi-colon, it is ignored. </text:p>
      <text:p text:style-name="P19">Extra commas are ignored.</text:p>
      <text:p text:style-name="P18">Multiple entries on a line are turned in to a list.</text:p>
      <text:p text:style-name="P17"><text:span text:style-name="T1">A </text:span>comment <text:span text:style-name="T3">is </text:span><text:span text:style-name="T5">either from a // (double slash) to the end of the line or anything between /* . . . */, which may span multiple lines. </text:span><text:span text:style-name="T3"><text:s/></text:span><text:span text:style-name="T4">You may have these anywhere and in any number. They will be discarded in parsing.</text:span></text:p>
      <text:h text:style-name="Heading_20_2" text:outline-level="2"><text:span text:style-name="T4">R</text:span><text:span text:style-name="T2">eading an ini file</text:span></text:h>
      <text:p text:style-name="P13"><text:s/>You access these in the workspace by issuing a <text:span text:style-name="T8">file_read</text:span> with the type of 2. The result is a stem of the form</text:p>
      <text:p text:style-name="Preformatted_20_Text"><text:span text:style-name="T1">stem.section.name0 := </text:span><text:span text:style-name="T21">line entry</text:span><text:span text:style-name="T1"><text:line-break/>stem.section.name1 := </text:span><text:span text:style-name="T21">line entry</text:span></text:p>
      <text:p text:style-name="Preformatted_20_Text"/>
      <text:p text:style-name="Heading"><text:soft-page-break/>Example</text:p>
      <text:p text:style-name="P14"><text:span text:style-name="T21">Let's say we have an ini file </text:span><text:span text:style-name="T9">/</text:span><text:span text:style-name="T10">tmp/sample.ini</text:span><text:span text:style-name="T21">:</text:span></text:p>
      <text:p text:style-name="P10"><text:bookmark text:name="__DdeLink__87026_2530790931"/><text:span text:style-name="T11">// last modified on 1 April 20</text:span><text:span text:style-name="T12">2</text:span><text:span text:style-name="T11">1 by Robespierre Braithwate.</text:span><text:line-break/><text:span text:style-name="T13">[owner]</text:span><text:line-break/><text:span text:style-name="T13">name='Fiona Smythe'</text:span><text:line-break/><text:span text:style-name="T13">organization := 'Big State University/Physics','Big State University/Astronomy'</text:span><text:line-break/><text:line-break/><text:span text:style-name="T13">[database]</text:span><text:line-break/><text:span text:style-name="T13"># use IP address in case network name resolution is not working</text:span><text:line-break/><text:span text:style-name="T13">server= '192.168.1.42'</text:span><text:line-break/><text:span text:style-name="T13">port=1029</text:span></text:p>
      <text:p text:style-name="P11"/>
      <text:p text:style-name="P13">The resulting stem the<text:span text:style-name="T15">n </text:span></text:p>
      <text:p text:style-name="Preformatted_20_Text"><text:s text:c="2"/><text:span text:style-name="T21">ini. := </text:span>file_read('/<text:span text:style-name="T6">tmp</text:span>/sample.ini',2);</text:p>
      <text:p text:style-name="Preformatted_20_Text"><text:s text:c="2"/><text:span text:style-name="T21">ini.</text:span></text:p>
      <text:p text:style-name="Preformatted_20_Text"/>
      <text:p text:style-name="Preformatted_20_Text">{</text:p>
      <text:p text:style-name="Preformatted_20_Text"><text:s/>owner: {</text:p>
      <text:p text:style-name="Preformatted_20_Text"><text:s text:c="2"/>organization: <text:s/>['Big State University/Physics','Big State University/Astronomy'],</text:p>
      <text:p text:style-name="Preformatted_20_Text"><text:s text:c="2"/>name:'Fiona Smythe'</text:p>
      <text:p text:style-name="Preformatted_20_Text"><text:s/>},</text:p>
      <text:p text:style-name="Preformatted_20_Text"><text:s/>database: {</text:p>
      <text:p text:style-name="Preformatted_20_Text"><text:s text:c="2"/>server:'192.168.1.42',</text:p>
      <text:p text:style-name="Preformatted_20_Text"><text:s text:c="2"/>port:1029</text:p>
      <text:p text:style-name="Preformatted_20_Text"><text:s/>}</text:p>
      <text:p text:style-name="Preformatted_20_Text">}</text:p>
      <text:p text:style-name="Preformatted_20_Text"/>
      <text:p text:style-name="P15">So if you want to access the information for the owner name, you issue</text:p>
      <text:p text:style-name="P4"><text:s text:c="2"/><text:span text:style-name="T21">ini.owner.name</text:span></text:p>
      <text:p text:style-name="P3">Fiona Smythe</text:p>
      <text:p text:style-name="P3"/>
      <text:h text:style-name="Heading_20_1" text:outline-level="1">Writing <text:span text:style-name="T23">ini files from stems</text:span></text:h>
      <text:p text:style-name="P16">You can simply save a stem as an ini file by using </text:p>
      <text:p text:style-name="Preformatted_20_Text">file_write(file_name, contents., 2)</text:p>
      <text:p text:style-name="P16"/>
      <text:p text:style-name="Text_20_body"><text:span text:style-name="T23">where the final argument, 2, tells the system to convert </text:span><text:span text:style-name="T7">contents. </text:span>Do note that <text:span text:style-name="T23">ini files are substantially simpler than a general stem. Values may be scalars or simple lists of scalars and attempts to write something more complex will throw an exception (because there is no good way for a user to enter such a thing without effectively having it all be just QDL). </text:span></text:p>
      <text:p text:style-name="Heading">Example</text:p>
      <text:p text:style-name="P16">If you have the following stem <text:span text:style-name="T25">(line breaks added)</text:span></text:p>
      <text:p text:style-name="P7"><text:s text:c="4"/>my_ini. := </text:p>
      <text:p text:style-name="P7"><text:s text:c="3"/>{'owner':</text:p>
      <text:p text:style-name="P7"><text:s text:c="5"/>{'organization':</text:p>
      <text:p text:style-name="P7"><text:s text:c="8"/>['Big State University/Physics','Big State University/Astronomy'],</text:p>
      <text:p text:style-name="P7"><text:s text:c="7"/>'name':'Fiona Smythe'</text:p>
      <text:p text:style-name="P7"><text:soft-page-break/><text:s text:c="5"/>}, </text:p>
      <text:p text:style-name="P7"><text:s text:c="4"/>'database':{'server':'192.168.1.42', 'port':1029}</text:p>
      <text:p text:style-name="P7"><text:s text:c="3"/>};</text:p>
      <text:p text:style-name="P16"/>
      <text:p text:style-name="P16">Then you can save it to an ini file, /tmp/my.ini by issuing</text:p>
      <text:p text:style-name="P5"><text:s text:c="4"/>file_write('/tmp/my.ini', my_ini., 2);</text:p>
      <text:p text:style-name="Preformatted_20_Text">true</text:p>
      <text:p text:style-name="Preformatted_20_Text"/>
      <text:p text:style-name="P20"><text:span text:style-name="T26">W</text:span><text:span text:style-name="T27">hen saving stems as ini files, there is no way to put in comments.</text:span></text:p>
      <text:h text:style-name="P28" text:outline-level="2">Conversions</text:h>
      <text:p text:style-name="P35">You may also use the convert module to turn your stems into ini file format with the ini_out (and ini_in for importing). This allows you to, for instance, read in an your favorite format and turn it into YAML, ini file, HOCON or other formats and convert between them. </text:p>
      <text:p text:style-name="P26">Example with section stem names</text:p>
      <text:p text:style-name="P21">In this example, a more complex topology of the stem is made. The section names have embedded periods, which means the section is turned into its own stem. <text:span text:style-name="T30">Note that names within the section with embedded periods are </text:span><text:span text:style-name="T18">not </text:span><text:span text:style-name="T31">parsed as stem entries, just the section headers.</text:span></text:p>
      <text:p text:style-name="P21">The ini file</text:p>
      <text:p text:style-name="Preformatted_20_Text">// test file for QDL ini format.<text:line-break/> [qwe ]<text:line-break/> q:='test'<text:line-break/><text:line-break/>a := .456, -47,,, true<text:line-break/>// foo<text:line-break/>b = 'p',,,'q', 345.66, -3.13E17<text:line-break/><text:line-break/>[blarf]<text:line-break/><text:line-break/>z := -234,65.34,'bar'<text:line-break/><text:line-break/>[woof.foo]<text:line-break/> q := 42<text:line-break/><text:span text:style-name="T14"> </text:span></text:p>
      <text:p text:style-name="P12"/>
      <text:p text:style-name="P8">becomes the stem<text:line-break/>{blarf : {z : [-234,65.34,bar]}, </text:p>
      <text:p text:style-name="P8"><text:s text:c="3"/>qwe : {a : [0.456,-47,true], <text:s/></text:p>
      <text:p text:style-name="P8"><text:s text:c="10"/>b : [p,q,345.66,-3.13E17], </text:p>
      <text:p text:style-name="P8"><text:s text:c="10"/>q : test}, <text:s/></text:p>
      <text:p text:style-name="P8"><text:s text:c="2"/>woof : {foo : {q:42}}}</text:p>
      <text:p text:style-name="Standard"/>
      <text:p text:style-name="P12">This has its uses, but should not be overused since it reduces readability. <text:s/><text:span text:style-name="T40">It certainly does help to indent sub sections, however be advised that the parser is </text:span><text:span text:style-name="T19">not </text:span><text:span text:style-name="T32">aware of indenting, so </text:span></text:p>
      <text:p text:style-name="P12"><text:span text:style-name="T32"/></text:p>
      <text:p text:style-name="P31">[a]</text:p>
      <text:p text:style-name="P31">x:=4</text:p>
      <text:p text:style-name="P31"><text:s text:c="2"/>[a.b]</text:p>
      <text:p text:style-name="P31"><text:soft-page-break/><text:s text:c="3"/>y:=5</text:p>
      <text:p text:style-name="P31">z:=6</text:p>
      <text:p text:style-name="P34"/>
      <text:p text:style-name="P34">would yield</text:p>
      <text:p text:style-name="P31">{a:{x:4,</text:p>
      <text:p text:style-name="P31"><text:s text:c="4"/>b:{y:5,</text:p>
      <text:p text:style-name="P31"><text:s text:c="7"/>z:6}</text:p>
      <text:p text:style-name="P31"><text:s text:c="3"/>}</text:p>
      <text:p text:style-name="P31">}</text:p>
      <text:p text:style-name="Text_20_body"/>
      <text:p text:style-name="P37">i.e. the final z is still in a.b To get it into the a section, put it first:</text:p>
      <text:p text:style-name="P31">[a]</text:p>
      <text:p text:style-name="P31">x:=4</text:p>
      <text:p text:style-name="P31">z:=6</text:p>
      <text:p text:style-name="P31"><text:s text:c="2"/>[a.b]</text:p>
      <text:p text:style-name="P31"><text:s text:c="3"/>y:=5</text:p>
      <text:p text:style-name="P37"/>
      <text:h text:style-name="P29" text:outline-level="2">List support</text:h>
      <text:p text:style-name="P39"><text:span text:style-name="T41">You can simply write out lists, but there is a little syntactic sugar since </text:span><text:span text:style-name="T42">ini files </text:span><text:span text:style-name="T41">know what integers and decimals are. Should 234.567 as a section name be a stem or a decimal, for instance. </text:span><text:span text:style-name="T42">And how to set the value? We don’t want to write something really bad like </text:span><text:span text:style-name="T35">0:=42</text:span><text:span text:style-name="T42"> where the left side is an index and the right side is the value. </text:span><text:span text:style-name="T41">The solution is that names of the form _integer, e.g. _0 are converted to integer entries, so </text:span></text:p>
      <text:p text:style-name="Preformatted_20_Text"><text:s text:c="2"/>x.a:=[;5]</text:p>
      <text:p text:style-name="Preformatted_20_Text"><text:s text:c="2"/>j_use('convert')</text:p>
      <text:p text:style-name="Preformatted_20_Text">true</text:p>
      <text:p text:style-name="Preformatted_20_Text"><text:s text:c="2"/>ini_out(x.)</text:p>
      <text:p text:style-name="Preformatted_20_Text">[a]</text:p>
      <text:p text:style-name="Preformatted_20_Text">_0 := 0</text:p>
      <text:p text:style-name="Preformatted_20_Text">_1 := 1</text:p>
      <text:p text:style-name="Preformatted_20_Text">_2 := 2</text:p>
      <text:p text:style-name="Preformatted_20_Text">_3 := 3</text:p>
      <text:p text:style-name="Preformatted_20_Text">_4 := 4</text:p>
      <text:p text:style-name="Text_20_body"><text:s/></text:p>
      <text:p text:style-name="P38">This works for import as well as export</text:p>
      <text:p text:style-name="Preformatted_20_Text"><text:s text:c="2"/>ini_in(ini_out(x.))</text:p>
      <text:p text:style-name="Preformatted_20_Text">{a:[0,1,2,3,4]}</text:p>
      <text:p text:style-name="Preformatted_20_Text"/>
      <text:p text:style-name="Preformatted_20_Text"><text:s text:c="2"/>ini_out(n(2,3,[-6;0]))</text:p>
      <text:p text:style-name="Preformatted_20_Text">[_0]</text:p>
      <text:p text:style-name="Preformatted_20_Text">_0 := -6</text:p>
      <text:p text:style-name="Preformatted_20_Text">_1 := -5</text:p>
      <text:p text:style-name="Preformatted_20_Text">_2 := -4</text:p>
      <text:p text:style-name="Preformatted_20_Text"/>
      <text:p text:style-name="Preformatted_20_Text">[_1]</text:p>
      <text:p text:style-name="Preformatted_20_Text">_0 := -3</text:p>
      <text:p text:style-name="Preformatted_20_Text">_1 := -2</text:p>
      <text:p text:style-name="Preformatted_20_Text">_2 := -1</text:p>
      <text:p text:style-name="Preformatted_20_Text"/>
      <text:p text:style-name="Preformatted_20_Text"><text:soft-page-break/><text:s text:c="2"/>ini_in(ini_out(n(2,3,[-6;0])))</text:p>
      <text:p text:style-name="Preformatted_20_Text">[[-6,-5,-4],[-3,-2,-1]]</text:p>
      <text:p text:style-name="P40">This is not a format for dragging around your huge matrix (convert the stem to input form and write that to a <text:s/>file), but will allow for reasonable small use cases.</text:p>
      <text:p text:style-name="P40">When using file_read and file_write, the default is to support lists (type 2) but if you want to turn that off, you may do so setting the file type to 3. This means that any lists in the wrong place will cause the operation to fail. <text:span text:style-name="T43">The convert utility also allows you to turn it on an off as a parameter, but the default is to support lists.</text:span> </text:p>
      <text:h text:style-name="Heading_20_2" text:outline-level="2">Smuggling in complex objects</text:h>
      <text:p text:style-name="P23"><text:span text:style-name="T28">Let us say you really wanted to import a complex object in an ini file. </text:span><text:span text:style-name="T42">E.g. some complex JSON that has been turned into a stem and littering the ini file with its entries would be a mess. </text:span><text:span text:style-name="T29">The parsing is fairly simple on purpose, since it is a way to mostly splay out a stem with an alternate notation, </text:span><text:span text:style-name="T33">possibly for people with little to no experience with QDL</text:span><text:span text:style-name="T29">. This however, makes sending complex object hard, so if you a really need to stash something complex, o</text:span><text:span text:style-name="T28">ne way is to use an encoding, then decode an</text:span><text:span text:style-name="T42">d</text:span><text:span text:style-name="T28"> interpret.</text:span></text:p>
      <text:p text:style-name="P22">E.g. </text:p>
      <text:p text:style-name="P22">I want to pass in a stem, </text:p>
      <text:p text:style-name="Preformatted_20_Text"><text:s text:c="3"/>z. := {'a':'b', 'c':'d'}</text:p>
      <text:p text:style-name="P22"/>
      <text:p text:style-name="P22">This is a simple example, but it illustrates the point. I can then <text:span text:style-name="T42">base 64 </text:span>encode it as</text:p>
      <text:p text:style-name="Preformatted_20_Text"><text:s text:c="2"/>encode(input_form(z.))</text:p>
      <text:p text:style-name="Preformatted_20_Text">eydhJzonYicsICdjJzonZCd9 </text:p>
      <text:p text:style-name="P24">Which I can put in my ini file:</text:p>
      <text:p text:style-name="P9">[my]</text:p>
      <text:p text:style-name="P32">stem:='eydhJzonYicsICdjJzonZCd9';</text:p>
      <text:p text:style-name="P24"/>
      <text:p text:style-name="P24">And in QDL, load it as</text:p>
      <text:p text:style-name="Preformatted_20_Text"><text:s text:c="3"/>ini.:=file_read('/path/to/my/file.ini',2);</text:p>
      <text:p text:style-name="Preformatted_20_Text"><text:s text:c="3"/>ini.<text:span text:style-name="T29">my.</text:span>stem:=interpret(decode(ini.<text:span text:style-name="T29">my.</text:span>stem))</text:p>
      <text:p text:style-name="P9"><text:s text:c="3"/>ini.my.stem</text:p>
      <text:p text:style-name="P9">{</text:p>
      <text:p text:style-name="P9"><text:s/>a:b,</text:p>
      <text:p text:style-name="P9"><text:s/>c:d</text:p>
      <text:p text:style-name="P9">}</text:p>
      <text:p text:style-name="P25"/>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09:18:16.940941697</meta:creation-date>
    <dc:date>2023-12-21T10:07:33.748495887</dc:date>
    <meta:editing-duration>P12DT4H42M32S</meta:editing-duration>
    <meta:editing-cycles>14</meta:editing-cycles>
    <meta:generator>LibreOffice/6.4.7.2$Linux_X86_64 LibreOffice_project/40$Build-2</meta:generator>
    <meta:document-statistic meta:table-count="0" meta:image-count="0" meta:object-count="0" meta:page-count="5" meta:paragraph-count="133" meta:word-count="1186" meta:character-count="6970" meta:non-whitespace-character-count="5737"/>
  </office:meta>
</office:document-meta>
</file>